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ff9900" draw:marker-start-width="0.35cm" draw:marker-end-width="0.35cm" draw:fill="none" draw:textarea-horizontal-align="justify" draw:textarea-vertical-align="middle" draw:auto-grow-height="false" fo:min-height="2.45cm" fo:min-width="2.8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ff9900" draw:marker-start-width="0.35cm" draw:marker-end-width="0.35cm" draw:fill="none" draw:textarea-horizontal-align="justify" draw:textarea-vertical-align="middle" draw:auto-grow-height="false" fo:min-height="2.45cm" fo:min-width="2.9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05cm" svg:stroke-color="#000000" draw:marker-start-width="0.275cm" draw:marker-end-width="0.275cm" draw:fill="none" draw:textarea-horizontal-align="justify" draw:textarea-vertical-align="middle" draw:auto-grow-height="false" fo:min-height="1.3cm" fo:min-width="1.35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cm" svg:stroke-color="#000000" draw:marker-start-width="0.275cm" draw:marker-end-width="0.275cm" draw:fill="none" draw:textarea-horizontal-align="justify" draw:textarea-vertical-align="middle" draw:auto-grow-height="false" fo:min-height="1.3cm" fo:min-width="2.75cm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1cm" svg:stroke-color="#3e6585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.9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2.00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3e6585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3e6585" fo:font-size="16pt" style:font-size-asian="16pt" style:font-size-complex="16pt"/>
    </style:style>
    <style:style style:name="T1" style:family="text">
      <style:text-properties fo:color="#3e6585"/>
    </style:style>
    <style:style style:name="T2" style:family="text">
      <style:text-properties fo:color="#3e6585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4cm" svg:height="2.8cm" svg:x="1.9cm" svg:y="5.9cm">
          <text:p text:style-name="P1"><text:span text:style-name="T1">Voice</text:span><text:span text:style-name="T1"><text:line-break/></text:span><text:span text:style-name="T1">Activity</text:span></text:p>
          <text:p text:style-name="P1"><text:span text:style-name="T1">Det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4cm" svg:height="2.8cm" svg:x="7.9cm" svg:y="5.9cm">
          <text:p text:style-name="P1"><text:span text:style-name="T1">Noise</text:span></text:p>
          <text:p text:style-name="P1"><text:span text:style-name="T1">Spectral</text:span></text:p>
          <text:p text:style-name="P1"><text:span text:style-name="T1">Estim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3.5cm" svg:height="2.8cm" svg:x="13.8cm" svg:y="5.9cm">
          <text:p text:style-name="P1"><text:span text:style-name="T1">Spectral</text:span><text:span text:style-name="T1"><text:line-break/></text:span><text:span text:style-name="T1">Subtra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1.9cm" svg:height="1.6cm" svg:x="14.6cm" svg:y="1.8cm">
          <text:p text:style-name="P1"><text:span text:style-name="T1">Noisy</text:span></text:p>
          <text:p text:style-name="P1"><text:span text:style-name="T1">Signal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3.3cm" svg:height="1.6cm" svg:x="13.9cm" svg:y="10.4cm">
          <text:p text:style-name="P1"><text:span text:style-name="T1">Denoised</text:span></text:p>
          <text:p text:style-name="P1"><text:span text:style-name="T1">Signal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5.55cm" svg:y1="3.4cm" svg:x2="3.6cm" svg:y2="5.9cm" draw:start-shape="id1" draw:start-glue-point="2" draw:end-shape="id2" draw:end-glue-point="0" svg:d="M15550 3400v1225h-11950v1275" svg:viewBox="0 0 11951 2501">
          <text:p/>
        </draw:connector>
        <draw:connector draw:style-name="gr5" draw:text-style-name="P3" draw:layer="layout" svg:x1="15.55cm" svg:y1="3.4cm" svg:x2="9.6cm" svg:y2="5.9cm" draw:start-shape="id1" draw:start-glue-point="2" draw:end-shape="id3" draw:end-glue-point="0" svg:d="M15550 3400v1225h-5950v1275" svg:viewBox="0 0 5951 2501">
          <text:p/>
        </draw:connector>
        <draw:connector draw:style-name="gr5" draw:text-style-name="P3" draw:layer="layout" svg:x1="5.3cm" svg:y1="7.3cm" svg:x2="7.9cm" svg:y2="7.3cm" draw:start-shape="id2" draw:start-glue-point="1" draw:end-shape="id3" draw:end-glue-point="3" svg:d="M5300 7300h2600" svg:viewBox="0 0 2601 1">
          <text:p/>
        </draw:connector>
        <draw:connector draw:style-name="gr5" draw:text-style-name="P3" draw:layer="layout" svg:x1="15.55cm" svg:y1="3.4cm" svg:x2="15.55cm" svg:y2="5.9cm" draw:start-shape="id1" draw:start-glue-point="2" draw:end-shape="id4" draw:end-glue-point="0" svg:d="M15550 3400v2500" svg:viewBox="0 0 1 2501">
          <text:p/>
        </draw:connector>
        <draw:connector draw:style-name="gr5" draw:text-style-name="P3" draw:layer="layout" svg:x1="11.3cm" svg:y1="7.3cm" svg:x2="13.8cm" svg:y2="7.3cm" draw:start-shape="id3" draw:start-glue-point="1" draw:end-shape="id4" draw:end-glue-point="3" svg:d="M11300 7300h2500" svg:viewBox="0 0 2501 1">
          <text:p/>
        </draw:connector>
        <draw:connector draw:style-name="gr5" draw:text-style-name="P3" draw:layer="layout" svg:x1="15.55cm" svg:y1="8.7cm" svg:x2="15.55cm" svg:y2="10.4cm" draw:start-shape="id4" draw:end-shape="id5" draw:end-glue-point="0" svg:d="M15550 8700v1700" svg:viewBox="0 0 1 1701">
          <text:p/>
        </draw:connector>
        <draw:frame draw:style-name="gr6" draw:text-style-name="P4" draw:layer="layout" svg:width="2.475cm" svg:height="1.505cm" svg:x="5.359cm" svg:y="7.3cm">
          <draw:text-box>
            <text:p><text:span text:style-name="T2">when to</text:span><text:span text:style-name="T2"><text:line-break/></text:span><text:span text:style-name="T2">adapt</text:span></text:p>
          </draw:text-box>
        </draw:frame>
        <draw:frame draw:style-name="gr7" draw:text-style-name="P4" draw:layer="layout" svg:width="2.509cm" svg:height="1.505cm" svg:x="11.319cm" svg:y="7.222cm">
          <draw:text-box>
            <text:p><text:span text:style-name="T2">what to</text:span><text:span text:style-name="T2"><text:line-break/></text:span><text:span text:style-name="T2">subtrac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8T17:08:25.728610925</meta:creation-date>
    <dc:date>2017-08-18T18:47:04.338671138</dc:date>
    <meta:editing-duration>PT10M51S</meta:editing-duration>
    <meta:editing-cycles>3</meta:editing-cycles>
    <meta:generator>LibreOffice/5.1.6.2.0$Linux_X86_64 LibreOffice_project/10$Build-2</meta:generator>
    <meta:document-statistic meta:object-count="13"/>
  </office:meta>
</office:document-meta>
</file>